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E150000043D0000043D6806E3EB8DAD36D7.svg" manifest:media-type="image/svg+xml"/>
  <manifest:file-entry manifest:full-path="Pictures/100000010000002900000029DB07FD223684662F.png" manifest:media-type="image/png"/>
  <manifest:file-entry manifest:full-path="Pictures/100000010000002900000029FBCFCD464AD5A46C.png" manifest:media-type="image/png"/>
  <manifest:file-entry manifest:full-path="Pictures/1000000100000029000000293618944FDC48A48B.png" manifest:media-type="image/png"/>
  <manifest:file-entry manifest:full-path="Pictures/100003F10000043D0000043D94CB5C1CE5C6E6BA.svg" manifest:media-type="image/svg+xml"/>
  <manifest:file-entry manifest:full-path="Pictures/100008350000043D0000043D9865E7382B9FE839.svg" manifest:media-type="image/svg+xml"/>
  <manifest:file-entry manifest:full-path="Pictures/100017DF0000043D0000043DEFEF6C73D7FAC176.svg" manifest:media-type="image/svg+xml"/>
  <manifest:file-entry manifest:full-path="Pictures/1000070B0000043D0000043D2E665055497AB17B.svg" manifest:media-type="image/svg+xml"/>
  <manifest:file-entry manifest:full-path="Pictures/1000000100000029000000297E071168B1CD7F27.png" manifest:media-type="image/png"/>
  <manifest:file-entry manifest:full-path="Pictures/100000010000002900000029E44D8BD4377FCB95.png" manifest:media-type="image/png"/>
  <manifest:file-entry manifest:full-path="Pictures/100007AE0000043D0000043DDD80E9C31FF5952F.svg" manifest:media-type="image/svg+xml"/>
  <manifest:file-entry manifest:full-path="Pictures/100000010000002900000029AEA2F8C1D88C40CC.png" manifest:media-type="image/png"/>
  <manifest:file-entry manifest:full-path="Pictures/100000010000002900000029E43F6AA6811155B2.png" manifest:media-type="image/png"/>
  <manifest:file-entry manifest:full-path="Pictures/100010710000043D0000043D6F9105D6D82AC1A0.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4.802cm" fo:min-width="5.187cm" fo:padding-top="0.139cm" fo:padding-bottom="0.139cm" fo:padding-left="0.264cm" fo:padding-right="0.264cm"/>
    </style:style>
    <style:style style:name="gr3"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4.802cm" fo:min-width="7.727cm" fo:padding-top="0.139cm" fo:padding-bottom="0.139cm" fo:padding-left="0.264cm" fo:padding-right="0.264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0.987cm" fo:min-width="1.574cm" fo:wrap-option="wrap"/>
      <style:paragraph-properties style:writing-mode="lr-tb"/>
    </style:style>
    <style:style style:name="gr6" style:family="graphic" style:parent-style-name="objectwithoutfill">
      <style:graphic-properties svg:stroke-color="#000000" draw:marker-end="Arrow_20_short"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475cm" fo:min-width="4.062cm"/>
      <style:paragraph-properties style:writing-mode="lr-tb"/>
    </style:style>
    <style:style style:name="gr8" style:family="graphic" style:parent-style-name="objectwithoutfill">
      <style:graphic-properties draw:stroke="solid" svg:stroke-color="#000000" draw:marker-start="Arrow_20_short" draw:marker-start-width="0.3cm" draw:marker-end="Arrow_20_short" draw:marker-end-width="0.3cm" draw:stroke-linejoin="none" svg:stroke-linecap="butt" draw:fill="none" draw:textarea-vertical-align="middle"/>
    </style:style>
    <style:style style:name="gr9" style:family="graphic" style:parent-style-name="objectwithoutfill">
      <style:graphic-properties svg:stroke-color="#000000" draw:fill="none" draw:textarea-vertical-align="middle"/>
    </style:style>
    <style:style style:name="pr1" style:family="presentation" style:parent-style-name="Default-title">
      <style:graphic-properties fo:min-height="2.629cm"/>
      <style:paragraph-properties style:writing-mode="lr-tb"/>
    </style:style>
    <style:style style:name="pr2" style:family="presentation" style:parent-style-name="Default-outline1">
      <style:graphic-properties fo:min-height="8.88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1" style:family="paragraph">
      <loext:graphic-properties draw:fill-color="#ffffff"/>
      <style:text-properties fo:font-size="20pt"/>
    </style:style>
    <style:style style:name="P2" style:family="paragraph">
      <loext:graphic-properties draw:fill-color="#ffffff"/>
      <style:paragraph-properties fo:text-align="center"/>
    </style:style>
    <style:style style:name="P3" style:family="paragraph">
      <loext:graphic-properties draw:fill="none"/>
      <style:paragraph-properties fo:text-align="center"/>
    </style:style>
    <style:style style:name="P4" style:family="paragraph">
      <style:paragraph-properties fo:text-align="center" style:writing-mode="lr-tb"/>
      <style:text-properties fo:font-size="10pt" style:font-size-asian="10pt" style:font-size-complex="10pt"/>
    </style:style>
    <style:style style:name="P5" style:family="paragraph">
      <loext:graphic-properties draw:fill="none" draw:fill-color="#ffffff"/>
      <style:paragraph-properties style:writing-mode="lr-tb"/>
      <style:text-properties fo:font-size="12pt" style:font-size-asian="12pt" style:font-size-complex="12pt"/>
    </style:style>
    <style:style style:name="P6" style:family="paragraph">
      <loext:graphic-properties draw:fill-color="#ffffff"/>
      <style:paragraph-properties style:writing-mode="lr-tb"/>
    </style:style>
    <style:style style:name="P7" style:family="paragraph">
      <loext:graphic-properties draw:fill-color="#ffffff"/>
    </style:style>
    <style:style style:name="T1" style:family="text">
      <style:text-properties fo:font-size="10pt" style:font-size-asian="10pt" style:font-size-complex="10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2.629cm" svg:x="1.4cm" svg:y="0.628cm" presentation:class="title">
          <draw:text-box>
            <text:p>QGold</text:p>
          </draw:text-box>
        </draw:frame>
        <draw:frame presentation:style-name="pr2" draw:layer="layout" svg:width="25.199cm" svg:height="9.134cm" svg:x="1.4cm" svg:y="3.685cm" presentation:class="outline">
          <draw:text-box>
            <text:list text:style-name="L2">
              <text:list-item>
                <text:p>A Model Context Protocol (MCP) tool for retrieving precious metal prices and doing simple analysis on the results.</text:p>
                <text:list>
                  <text:list-item>
                    <text:p>Assets include: XAU, XAG, XPD, HG, BTC and ETH</text:p>
                  </text:list-item>
                  <text:list-item>
                    <text:p>Leverages AWS Q CLI for NLP queries and data analysis</text:p>
                  </text:list-item>
                  <text:list-item>
                    <text:p>Includes simple retirement modeling tool</text:p>
                  </text:list-item>
                </text:list>
              </text:list-item>
              <text:list-item>
                <text:p>GitHub: <text:a xlink:href="https://github.com/jcaple/qgold" xlink:type="simple">https://github.com/jcaple/qgold</text:a></text:p>
              </text:list-item>
              <text:list-item>
                <text:p>License: MIT</text:p>
              </text:list-item>
            </text:list>
          </draw:text-box>
        </draw:frame>
        <presentation:notes draw:style-name="dp1">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custom-shape draw:style-name="gr2" draw:text-style-name="P2" draw:layer="layout" svg:width="5.715cm" svg:height="5.08cm" svg:x="5.08cm" svg:y="5.715cm">
          <text:p/>
          <draw:enhanced-geometry svg:viewBox="0 0 21600 21600" draw:mirror-horizontal="false" draw:mirror-vertical="false" draw:type="rectangle" draw:enhanced-path="M 0 0 L 21600 0 21600 21600 0 21600 0 0 Z N"/>
        </draw:custom-shape>
        <draw:custom-shape draw:style-name="gr3" draw:text-style-name="P2" draw:layer="layout" svg:width="8.255cm" svg:height="5.08cm" svg:x="13.335cm" svg:y="5.715cm">
          <text:p/>
          <draw:enhanced-geometry svg:viewBox="0 0 21600 21600" draw:type="rectangle" draw:enhanced-path="M 0 0 L 21600 0 21600 21600 0 21600 0 0 Z N"/>
        </draw:custom-shape>
        <draw:frame draw:style-name="gr4" draw:text-style-name="P3" draw:layer="layout" svg:width="1.084cm" svg:height="1.084cm" svg:x="13.335cm" svg:y="5.715cm">
          <draw:image xlink:href="Pictures/10000E150000043D0000043D6806E3EB8DAD36D7.svg" xlink:type="simple" xlink:show="embed" xlink:actuate="onLoad" draw:mime-type="image/svg+xml">
            <text:p/>
          </draw:image>
          <draw:image xlink:href="Pictures/100000010000002900000029FBCFCD464AD5A46C.png" xlink:type="simple" xlink:show="embed" xlink:actuate="onLoad" draw:mime-type="image/png"/>
          <svg:title>Icon-Architecture-Group/32/Virtual-private-cloud-VPC_32</svg:title>
        </draw:frame>
        <draw:frame draw:style-name="gr4" draw:text-style-name="P3" xml:id="id1" draw:id="id1" draw:layer="layout" svg:width="1.084cm" svg:height="1.084cm" svg:x="7.171cm" svg:y="6.736cm">
          <draw:image xlink:href="Pictures/100008350000043D0000043D9865E7382B9FE839.svg" xlink:type="simple" xlink:show="embed" xlink:actuate="onLoad" draw:mime-type="image/svg+xml">
            <text:p/>
          </draw:image>
          <draw:image xlink:href="Pictures/1000000100000029000000293618944FDC48A48B.png" xlink:type="simple" xlink:show="embed" xlink:actuate="onLoad" draw:mime-type="image/png"/>
          <svg:title>Icon-Architecture/32/Arch_Amazon-Q_32</svg:title>
        </draw:frame>
        <draw:frame draw:style-name="gr4" draw:text-style-name="P3" draw:layer="layout" svg:width="1.084cm" svg:height="1.084cm" svg:x="19.685cm" svg:y="7.171cm">
          <draw:image xlink:href="Pictures/100017DF0000043D0000043DEFEF6C73D7FAC176.svg" xlink:type="simple" xlink:show="embed" xlink:actuate="onLoad" draw:mime-type="image/svg+xml">
            <text:p/>
          </draw:image>
          <draw:image xlink:href="Pictures/100000010000002900000029E44D8BD4377FCB95.png" xlink:type="simple" xlink:show="embed" xlink:actuate="onLoad" draw:mime-type="image/png"/>
          <svg:title>Icon-Architecture/32/Arch_Amazon-DynamoDB_32</svg:title>
        </draw:frame>
        <draw:frame draw:style-name="gr4" draw:text-style-name="P3" draw:layer="layout" svg:width="1.084cm" svg:height="1.084cm" svg:x="17.145cm" svg:y="7.171cm">
          <draw:image xlink:href="Pictures/1000070B0000043D0000043D2E665055497AB17B.svg" xlink:type="simple" xlink:show="embed" xlink:actuate="onLoad" draw:mime-type="image/svg+xml">
            <text:p/>
          </draw:image>
          <draw:image xlink:href="Pictures/100000010000002900000029AEA2F8C1D88C40CC.png" xlink:type="simple" xlink:show="embed" xlink:actuate="onLoad" draw:mime-type="image/png"/>
          <svg:title>Icon-Architecture/32/Arch_AWS-Lambda_32</svg:title>
        </draw:frame>
        <draw:frame draw:style-name="gr4" draw:text-style-name="P3" draw:layer="layout" svg:width="1.084cm" svg:height="1.084cm" svg:x="7.171cm" svg:y="8.006cm">
          <draw:image xlink:href="Pictures/100003F10000043D0000043D94CB5C1CE5C6E6BA.svg" xlink:type="simple" xlink:show="embed" xlink:actuate="onLoad" draw:mime-type="image/svg+xml">
            <text:p/>
          </draw:image>
          <draw:image xlink:href="Pictures/100000010000002900000029E43F6AA6811155B2.png" xlink:type="simple" xlink:show="embed" xlink:actuate="onLoad" draw:mime-type="image/png"/>
          <svg:title>Icon-Architecture/32/Arch_AWS-Command-Line-Interface_32</svg:title>
        </draw:frame>
        <draw:frame draw:style-name="gr4" draw:text-style-name="P3" draw:layer="layout" svg:width="1.084cm" svg:height="1.084cm" svg:x="7.171cm" svg:y="9.276cm">
          <draw:image xlink:href="Pictures/100007AE0000043D0000043DDD80E9C31FF5952F.svg" xlink:type="simple" xlink:show="embed" xlink:actuate="onLoad" draw:mime-type="image/svg+xml">
            <text:p/>
          </draw:image>
          <draw:image xlink:href="Pictures/100000010000002900000029DB07FD223684662F.png" xlink:type="simple" xlink:show="embed" xlink:actuate="onLoad" draw:mime-type="image/png"/>
          <svg:title>Icon-Architecture/32/Arch_AWS-Tools-and-SDKs_32</svg:title>
        </draw:frame>
        <draw:frame draw:style-name="gr4" draw:text-style-name="P3" draw:layer="layout" svg:width="1.084cm" svg:height="1.084cm" svg:x="14.156cm" svg:y="7.171cm">
          <draw:image xlink:href="Pictures/100010710000043D0000043D6F9105D6D82AC1A0.svg" xlink:type="simple" xlink:show="embed" xlink:actuate="onLoad" draw:mime-type="image/svg+xml">
            <text:p/>
          </draw:image>
          <draw:image xlink:href="Pictures/1000000100000029000000297E071168B1CD7F27.png" xlink:type="simple" xlink:show="embed" xlink:actuate="onLoad" draw:mime-type="image/png"/>
          <svg:title>Icon-Architecture/32/Arch_Amazon-EventBridge_32</svg:title>
        </draw:frame>
        <draw:frame draw:style-name="gr4" draw:text-style-name="P3" xml:id="id2" draw:id="id2" draw:layer="layout" svg:width="1.084cm" svg:height="1.084cm" svg:x="14.156cm" svg:y="9.076cm">
          <draw:image xlink:href="Pictures/1000070B0000043D0000043D2E665055497AB17B.svg" xlink:type="simple" xlink:show="embed" xlink:actuate="onLoad" draw:mime-type="image/svg+xml">
            <text:p/>
          </draw:image>
          <draw:image xlink:href="Pictures/100000010000002900000029AEA2F8C1D88C40CC.png" xlink:type="simple" xlink:show="embed" xlink:actuate="onLoad" draw:mime-type="image/png"/>
          <svg:title>Icon-Architecture/32/Arch_AWS-Lambda_32</svg:title>
        </draw:frame>
        <draw:custom-shape draw:style-name="gr5" draw:text-style-name="P4" draw:layer="layout" svg:width="3.175cm" svg:height="1.905cm" svg:x="16.21cm" svg:y="3.04cm">
          <text:p text:style-name="P4"><text:span text:style-name="T1">External API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6" draw:text-style-name="P3" draw:layer="layout" svg:x1="15.24cm" svg:y1="7.72cm" svg:x2="17.145cm" svg:y2="7.72cm">
          <text:p/>
        </draw:line>
        <draw:line draw:style-name="gr6" draw:text-style-name="P3" draw:layer="layout" svg:x1="17.78cm" svg:y1="6.985cm" svg:x2="17.78cm" svg:y2="5.08cm">
          <text:p/>
        </draw:line>
        <draw:line draw:style-name="gr6" draw:text-style-name="P3" draw:layer="layout" svg:x1="18.229cm" svg:y1="7.72cm" svg:x2="19.685cm" svg:y2="7.72cm">
          <text:p/>
        </draw:line>
        <draw:frame draw:style-name="gr7" draw:text-style-name="P5" draw:layer="layout" svg:width="4.562cm" svg:height="0.725cm" svg:x="5.715cm" svg:y="5.715cm">
          <draw:text-box>
            <text:p><text:span text:style-name="T2">User Ubuntu Desktop</text:span></text:p>
          </draw:text-box>
        </draw:frame>
        <draw:connector draw:style-name="gr8" draw:text-style-name="P3" draw:layer="layout" svg:x1="8.255cm" svg:y1="7.278cm" svg:x2="14.156cm" svg:y2="9.618cm" draw:start-shape="id1" draw:start-glue-point="1" draw:end-shape="id2" draw:end-glue-point="3" svg:d="M8255 7278h2951v2340h2950" svg:viewBox="0 0 5902 2341">
          <text:p/>
        </draw:connector>
        <draw:line draw:style-name="gr6" draw:text-style-name="P3" draw:layer="layout" svg:x1="20.32cm" svg:y1="9.525cm" svg:x2="20.32cm" svg:y2="8.255cm">
          <text:p/>
        </draw:line>
        <draw:line draw:style-name="gr9" draw:text-style-name="P3" draw:layer="layout" svg:x1="15.24cm" svg:y1="9.525cm" svg:x2="20.32cm" svg:y2="9.525cm">
          <text:p/>
        </draw:line>
        <presentation:notes draw:style-name="dp2">
          <draw:page-thumbnail draw:style-name="gr1" draw:layer="layout" svg:width="18.624cm" svg:height="10.476cm" svg:x="1.482cm" svg:y="2.123cm" draw:page-number="2" presentation:class="page"/>
          <draw:frame presentation:style-name="pr3"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2.629cm" svg:x="1.4cm" svg:y="0.628cm" presentation:class="title">
          <draw:text-box>
            <text:p>QGold Project Tools</text:p>
          </draw:text-box>
        </draw:frame>
        <draw:frame presentation:style-name="pr2" draw:layer="layout" svg:width="25.199cm" svg:height="9.134cm" svg:x="1.4cm" svg:y="3.685cm" presentation:class="outline">
          <draw:text-box>
            <text:list text:style-name="L2">
              <text:list-item>
                <text:p>Tools leveraged for this project</text:p>
                <text:list>
                  <text:list-item>
                    <text:p>VSCode</text:p>
                  </text:list-item>
                  <text:list-item>
                    <text:p>AWS Q VSCode Plugin</text:p>
                  </text:list-item>
                  <text:list-item>
                    <text:p>AWS Q CLI</text:p>
                  </text:list-item>
                  <text:list-item>
                    <text:p>AWS Boto3 Library</text:p>
                  </text:list-item>
                  <text:list-item>
                    <text:p>AWS CLI</text:p>
                  </text:list-item>
                  <text:list-item>
                    <text:p>AWS Lambda</text:p>
                  </text:list-item>
                  <text:list-item>
                    <text:p>AWS EventBridge</text:p>
                  </text:list-item>
                  <text:list-item>
                    <text:p>AWS DynamoDB</text:p>
                  </text:list-item>
                  <text:list-item>
                    <text:p>AWS SAM CLI</text:p>
                  </text:list-item>
                  <text:list-item>
                    <text:p>Ubuntu 22.04.5 LTS</text:p>
                  </text:list-item>
                  <text:list-item>
                    <text:p>Bash</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_20_short" draw:display-name="Arrow short" svg:viewBox="0 0 20 13" svg:d="M0 13l10-13 10 13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6-27T11:24:00.190885968</meta:creation-date>
    <dc:date>2025-06-27T17:20:36.199983554</dc:date>
    <meta:editing-duration>PT7M57S</meta:editing-duration>
    <meta:editing-cycles>2</meta:editing-cycles>
    <meta:generator>LibreOffice/7.3.7.2$Linux_X86_64 LibreOffice_project/30$Build-2</meta:generator>
    <meta:document-statistic meta:object-count="49"/>
  </office:meta>
</office:document-meta>
</file>